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variant="normal" fo:text-transform="none" style:font-name="arial" fo:font-size="12pt" fo:letter-spacing="normal" fo:font-style="normal" fo:font-weight="normal" officeooo:rsid="0004265e" officeooo:paragraph-rsid="0004265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etter-spacing="normal" fo:font-style="normal" fo:font-weight="normal" officeooo:rsid="0004265e" officeooo:paragraph-rsid="0004265e" style:font-size-asian="12pt" style:font-size-complex="12pt"/>
    </style:style>
    <style:style style:name="P3" style:family="paragraph" style:parent-style-name="Standard">
      <style:text-properties fo:font-variant="normal" fo:text-transform="none" style:font-name="arial" fo:font-size="12pt" fo:letter-spacing="normal" fo:font-style="normal" fo:font-weight="normal" officeooo:rsid="0004265e" officeooo:paragraph-rsid="0005a94c" style:font-size-asian="12pt" style:font-size-complex="12pt"/>
    </style:style>
    <style:style style:name="P4" style:family="paragraph" style:parent-style-name="Standard">
      <style:text-properties fo:font-variant="normal" fo:text-transform="none" style:font-name="arial" fo:font-size="12pt" fo:letter-spacing="normal" fo:font-style="normal" fo:font-weight="normal" officeooo:rsid="0005a94c" officeooo:paragraph-rsid="0005a94c" style:font-size-asian="12pt" style:font-size-complex="12pt"/>
    </style:style>
    <style:style style:name="P5" style:family="paragraph" style:parent-style-name="Standard">
      <style:text-properties fo:font-variant="normal" fo:text-transform="none" style:font-name="arial" fo:font-size="12pt" fo:letter-spacing="normal" fo:font-style="normal" fo:font-weight="normal" officeooo:rsid="0004265e" officeooo:paragraph-rsid="0005a94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style:font-name="arial" fo:font-size="12pt" fo:letter-spacing="normal" fo:font-style="normal" fo:font-weight="bold" officeooo:rsid="0004265e" officeooo:paragraph-rsid="0004265e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style:font-name="arial" fo:font-size="12pt" fo:letter-spacing="normal" fo:font-style="normal" fo:font-weight="bold" officeooo:rsid="0005a94c" officeooo:paragraph-rsid="0005a94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officeooo:rsid="0004265e" officeooo:paragraph-rsid="0004265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04265e" officeooo:paragraph-rsid="0004265e" style:font-size-asian="18pt" style:font-size-complex="18pt"/>
    </style:style>
    <style:style style:name="T1" style:family="text">
      <style:text-properties officeooo:rsid="0005a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13</text:p>
      <text:p text:style-name="P8"/>
      <text:p text:style-name="P2">Busca tres ofertes de treball de desenvolupament de software a Infojobs</text:p>
      <text:p text:style-name="P1"/>
      <text:p text:style-name="P1"/>
      <text:p text:style-name="P6">Programador / Desarrollador</text:p>
      <text:p text:style-name="P1"/>
      <text:p text:style-name="P1">Empresa: No especificada</text:p>
      <text:p text:style-name="P1">Lloc de treball: Programador</text:p>
      <text:p text:style-name="P1">Framworks PHP: Laravel</text:p>
      <text:p text:style-name="P1">Requisits:<text:tab/>- Coneixements solids en HTML, CSS i Javascript.</text:p>
      <text:p text:style-name="P1"><text:tab/><text:tab/>- Experiencia demostrable en PHP.</text:p>
      <text:p text:style-name="P1">Salari: 15.000€ - 30.000€ Brut/Any</text:p>
      <text:p text:style-name="P1"><text:a xlink:type="simple" xlink:href="https://www.infojobs.net/alicante-alacant/programador-desarrolador/of-i0b509573f04b97bd829f60258e26ea?applicationOrigin=search-new&amp;page=1&amp;sortBy=RELEVANCE" text:style-name="Internet_20_link" text:visited-style-name="Visited_20_Internet_20_Link">Enllaç</text:a></text:p>
      <text:p text:style-name="P1"/>
      <text:p text:style-name="P1"/>
      <text:p text:style-name="P1"/>
      <text:p text:style-name="P7">Dessarrollador Java Microserveis</text:p>
      <text:p text:style-name="P1"/>
      <text:p text:style-name="P3">Empresa: <text:span text:style-name="T1">Tecnologias Plexus S.L.</text:span></text:p>
      <text:p text:style-name="P3">Lloc de treball: <text:span text:style-name="T1">No especificat</text:span></text:p>
      <text:p text:style-name="P3">Framworks PHP: Laravel</text:p>
      <text:p text:style-name="P3">Requisits:<text:tab/>- Coneixements <text:span text:style-name="T1">en Java, Spring i Microserveis.</text:span></text:p>
      <text:p text:style-name="P3">Salari: <text:span text:style-name="T1">No especificat</text:span></text:p>
      <text:p text:style-name="P5"><text:a xlink:type="simple" xlink:href="https://www.infojobs.net/madrid/desarrollador-java-microservicios-trabajo-remoto/of-ibc3dc5b8cb4cbbad985be01a353ff4?applicationOrigin=Corporativas-DP" text:style-name="Internet_20_link" text:visited-style-name="Visited_20_Internet_20_Link">Enllaç</text:a></text:p>
      <text:p text:style-name="P1"/>
      <text:p text:style-name="P1"/>
      <text:p text:style-name="P1"/>
      <text:p text:style-name="P7">Dessarrollador Fullstack Liferay+Java</text:p>
      <text:p text:style-name="P4"/>
      <text:p text:style-name="P3">Empresa: <text:span text:style-name="T1">Grupo Aliventor Desarrollo Estrategico S.L.</text:span></text:p>
      <text:p text:style-name="P3">Lloc de treball: <text:span text:style-name="T1">Dessarrollador Fullstack</text:span></text:p>
      <text:p text:style-name="P3">Framworks PHP: <text:span text:style-name="T1">No especificat</text:span></text:p>
      <text:p text:style-name="P3">Requisits:<text:tab/>- <text:span text:style-name="T1">Ciclo Formatiu Grau Mitjà</text:span>.</text:p>
      <text:p text:style-name="P3"><text:tab/><text:tab/>- <text:span text:style-name="T1">HTML, CSS3, FlexBox, Boostrap, JavaScript, jQuery.</text:span></text:p>
      <text:p text:style-name="P3">Salari: <text:span text:style-name="T1">No disponible</text:span></text:p>
      <text:p text:style-name="P3"><text:a xlink:type="simple" xlink:href="https://www.infojobs.net/alicante-alacant/desarrollador-fullstack-liferay-java-remoto/of-icc573dd8a34ec4b67dd7516ff0c48d?applicationOrigin=search-new&amp;page=1&amp;sortBy=RELEVANCE" text:style-name="Internet_20_link" text:visited-style-name="Visited_20_Internet_20_Link">Enllaç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2:15:09.198485313</meta:creation-date>
    <dc:date>2022-09-13T12:42:39.701981849</dc:date>
    <meta:editing-duration>PT9M39S</meta:editing-duration>
    <meta:editing-cycles>1</meta:editing-cycles>
    <meta:document-statistic meta:table-count="0" meta:image-count="0" meta:object-count="0" meta:page-count="1" meta:paragraph-count="25" meta:word-count="107" meta:character-count="790" meta:non-whitespace-character-count="704"/>
    <meta:generator>LibreOffice/7.3.3.2$Linux_X86_64 LibreOffice_project/30$Build-2</meta:generator>
  </office:meta>
</office:document-meta>
</file>